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T1" style:family="text">
      <style:text-properties officeooo:rsid="0000921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éploiement de WordPress avec Terraform, Kubernetes (AKS), Docker, Jenkins, et outils de sécurité et de supervision</text:h>
      <text:h text:style-name="Heading_20_2" text:outline-level="2"><text:bookmark text:name="user-content-1-introduction"/>1. Introduction</text:h>
      <text:p text:style-name="Text_20_body">Ce cahier des charges décrit les spécifications et les exigences pour le déploiement de WordPress sur un cluster Kubernetes (AKS) en utilisant Terraform pour l'infrastructure, Docker pour Jenkins, et Jenkins pour WordPress. Le projet comprend également l'intégration d'outils de sécurité tels que WPScan, OWASP Dependency Check, Sonar Cloud et Application Insights, ainsi que la mise en place de fonctionnalités de sécurité avancées telles que le TLS, l'authentification à deux facteurs et la limite de tentatives de connexion. Enfin, le projet inclut la mise en place de Prometheus et Grafana comme outils de supervision.</text:p>
      <text:h text:style-name="Heading_20_2" text:outline-level="2"><text:bookmark text:name="user-content-2-objectifs-du-projet"/>2. Objectifs du projet</text:h>
      <text:list xml:id="list1394965136" text:style-name="L1">
        <text:list-item>
          <text:p text:style-name="P2">Déployer le cluster Azure Kubernetes Service (AKS) en utilisant Terraform. </text:p>
        </text:list-item>
        <text:list-item>
          <text:p text:style-name="P2">Utiliser Docker pour déployer Jenkins. </text:p>
        </text:list-item>
        <text:list-item>
          <text:p text:style-name="P2">Configurer Jenkins pour automatiser le déploiement de WordPress <text:span text:style-name="T1">et une base de données MariaDB </text:span>sur le cluster à partir de fichiers <text:span text:style-name="T1">Helm</text:span> stockés sur GitHub. </text:p>
        </text:list-item>
        <text:list-item>
          <text:p text:style-name="P2">Configurer le pod de déploiement de WordPress avec autoscaler. </text:p>
        </text:list-item>
        <text:list-item>
          <text:p text:style-name="P2">Configurer l'Ingress Traefik pour exposer WordPress au trafic entrant. </text:p>
        </text:list-item>
        <text:list-item>
          <text:p text:style-name="P2">Effectuer des tests de sécurité avec WPScan, OWASP Dependency Check, Sonar Cloud. </text:p>
        </text:list-item>
        <text:list-item>
          <text:p text:style-name="P2">Mettre en place le chiffrement TLS pour sécuriser la communication avec WordPress. </text:p>
        </text:list-item>
        <text:list-item>
          <text:p text:style-name="P2">Implémenter l'authentification à deux facteurs pour l'accès à WordPress. </text:p>
        </text:list-item>
        <text:list-item>
          <text:p text:style-name="P2">Configurer une limite de tentatives de connexion pour protéger contre les attaques par force brute . </text:p>
        </text:list-item>
        <text:list-item>
          <text:p text:style-name="P1">Mettre en place Prometheus et Grafana pour superviser l'infrastructure et les performances de WordPress. </text:p>
        </text:list-item>
      </text:list>
      <text:h text:style-name="Heading_20_2" text:outline-level="2"><text:bookmark text:name="user-content-3-exigences-fonctionnelles"/>3. Exigences fonctionnelles</text:h>
      <text:h text:style-name="Heading_20_3" text:outline-level="3"><text:bookmark text:name="user-content-31-déploiement-de-linfrastructure"/>3.1 Déploiement de l'infrastructure</text:h>
      <text:p text:style-name="Text_20_body">Terraform est un outil d'infrastructure en tant que code qui permet de déployer et de gérer l'infrastructure de manière reproductible. Dans ce projet, Terraform sera utilisé pour déployer l'infrastructure Kubernetes sur Azure Kubernetes Service (AKS). Le cluster AKS fournit une plateforme Kubernetes gérée qui permet de déployer, gérer et orchestrer les conteneurs de manière évolutive. Le cluster AKS sera utilisé pour exécuter les conteneurs WordPress et les autres composants nécessaires.</text:p>
      <text:list xml:id="list862932195" text:style-name="L2">
        <text:list-item>
          <text:p text:style-name="P3">Utiliser Terraform pour déployer un cluster AKS sur Azure <text:span text:style-name="T1">et des indicateurs ‘application insights, log analytics, et du storage azure pour les résultats des scans</text:span>. </text:p>
        </text:list-item>
      </text:list>
      <text:h text:style-name="Heading_20_3" text:outline-level="3"><text:bookmark text:name="user-content-32-déploiement-de-wordpress"/><text:soft-page-break/>3.2 Déploiement de WordPress</text:h>
      <text:p text:style-name="Text_20_body">Jenkins est un outil d'intégration continue et de déploiement continu (CI/CD) largement utilisé. Dans ce projet, Jenkins sera déployé à l'aide de Docker et Terraform sur le cluster AKS. Les fichiers <text:span text:style-name="T1">kubernetes </text:span>YAML <text:span text:style-name="T1">et Helm </text:span>stockés sur GitHub contiendront les instructions nécessaires pour déployer WordPress avec le cluster AKS avec les configurations spécifiques souhaitées. Jenkins utilisera ces fichiers pour automatiser le déploiement de WordPress avec AKS, garantissant ainsi une mise en production rapide et reproductible.</text:p>
      <text:list xml:id="list328518462" text:style-name="L3">
        <text:list-item>
          <text:p text:style-name="P5">Utiliser Jenkins pour déployer WordPress avec le cluster AKS à partir de fichiers <text:span text:style-name="T1">kubernetes </text:span>YAML <text:span text:style-name="T1">et Helm</text:span> stockés sur GitHub. </text:p>
        </text:list-item>
        <text:list-item>
          <text:p text:style-name="P5">Configurer Jenkins pour automatiser le déploiement, la mise à jour et la gestion de WordPress. </text:p>
        </text:list-item>
        <text:list-item>
          <text:p text:style-name="P4">Configurer le pod de déploiement dans le cluster AKS avec les ressources nécessaires pour le scaling automatique et avec indicateurs.</text:p>
        </text:list-item>
      </text:list>
      <text:h text:style-name="Heading_20_3" text:outline-level="3"><text:bookmark text:name="user-content-34-tests-de-sécurité"/>3.4 Tests de sécurité</text:h>
      <text:p text:style-name="Text_20_body">Les tests de sécurité, tels que WPScan, OWASP Dependency Check et Sonar Cloud sont utilisés pour identifier les vulnérabilités et les problèmes de sécurité dans les composants logiciels utilisés. Ces tests seront intégrés dans le processus de déploiement de Jenkins afin d'exécuter automatiquement ces tests sur WordPress. Les rapports de tests générés aideront à identifier les problèmes de sécurité potentiels et permettront de prendre les mesures nécessaires pour les résoudre.</text:p>
      <text:list xml:id="list2673545199" text:style-name="L5">
        <text:list-item>
          <text:p text:style-name="P8">Intégrer les outils de sécurité WPScan, OWASP Dependency Check et Sonar Cloud dans le processus de déploiement de Jenkins pour exécuter des tests de sécurité automatiques sur WordPress. </text:p>
        </text:list-item>
        <text:list-item>
          <text:p text:style-name="P7">Configurer les rapports de tests <text:span text:style-name="T1">et les envoyer sur le stockage azure</text:span> pour faciliter l'analyse des résultats. </text:p>
        </text:list-item>
      </text:list>
      <text:h text:style-name="Heading_20_3" text:outline-level="3"><text:bookmark text:name="user-content-35-sécurité-avancée-accès"/>3.5 Sécurité avancée (accès)</text:h>
      <text:p text:style-name="Text_20_body">Pour renforcer la sécurité de l'application WordPress, des configurations avancées seront mises en place. Cela inclut la configuration du chiffrement TLS pour sécuriser la communication entre les utilisateurs et WordPress, l'authentification à deux facteurs pour renforcer l'authentification des utilisateurs, la mise en place d'une limite de tentatives de connexion pour prévenir les attaques par force brute, l'utilisation du RBAC pour gérer les autorisations d'accès aux ressources et l'IP whitelisting pour restreindre l'accès à WordPress à partir d'adresses IP spécifiques.</text:p>
      <text:list xml:id="list84028472" text:style-name="L6">
        <text:list-item>
          <text:p text:style-name="P10">Mettre en place le chiffrement TLS pour sécuriser la communication avec WordPress. </text:p>
        </text:list-item>
        <text:list-item>
          <text:p text:style-name="P10">Configurer l'authentification à deux facteurs pour renforcer la sécurité de l'accès à WordPress. </text:p>
        </text:list-item>
        <text:list-item>
          <text:p text:style-name="P9">Limiter le nombre de tentatives de connexion pour prévenir les attaques par force brute. </text:p>
        </text:list-item>
      </text:list>
      <text:h text:style-name="Heading_20_3" text:outline-level="3"><text:bookmark text:name="user-content-36-supervision-de-linfrastructure"/>3.6 Supervision de l'infrastructure</text:h>
      <text:p text:style-name="Text_20_body">Prometheus est un système de surveillance et de collecte de métriques open-source, tandis que Grafana est un outil de visualisation de données. Dans ce projet, Prometheus sera utilisé pour collecter les métriques de l'infrastructure Kubernetes et de WordPress, tandis que Grafana sera <text:soft-page-break/>utilisé pour visualiser et analyser ces métriques de manière conviviale. Cela permettra aux administrateurs système et aux développeurs de superviser et d'optimiser les performances de l'application WordPress et de l'infrastructure sous-jacente. <text:span text:style-name="T1">Loki sera ajouté en complément.</text:span></text:p>
      <text:list xml:id="list555513036" text:style-name="L7">
        <text:list-item>
          <text:p text:style-name="P12">Mettre en place Prometheus pour collecter les métriques de l'infrastructure et de WordPress. </text:p>
        </text:list-item>
        <text:list-item>
          <text:p text:style-name="P12">Utiliser Prometheus node exporter pour exporter les données de la mémoire disque AKS. </text:p>
        </text:list-item>
        <text:list-item>
          <text:p text:style-name="P11">Configurer Grafana pour visualiser et analyser les métriques de manière conviviale.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4:20:29.119000000</meta:creation-date>
    <dc:date>2023-12-07T15:21:11.776000000</dc:date>
    <meta:editing-duration>PT50M42S</meta:editing-duration>
    <meta:editing-cycles>1</meta:editing-cycles>
    <meta:document-statistic meta:table-count="0" meta:image-count="0" meta:object-count="0" meta:page-count="3" meta:paragraph-count="37" meta:word-count="854" meta:character-count="5805" meta:non-whitespace-character-count="4989"/>
    <meta:generator>LibreOffice/7.2.6.2$Windows_X86_64 LibreOffice_project/b0ec3a565991f7569a5a7f5d24fed7f52653d754</meta:generator>
  </office:meta>
</office:document-meta>
</file>